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Handler.comment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comment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endBuff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ll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ffect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pushHandler( 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beginBuff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ffer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ffer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init( Handler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ll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po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Handler.comment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setDocumentLocator( Locator param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y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Handl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fferHandler.ignorableWhitespace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comment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Pipe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